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2329F0C3FA775BE27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 Condensed" svg:font-family="'Roboto Condensed'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 style:writing-mode="lr-tb"/>
      <style:text-properties fo:color="#fffff0" loext:opacity="100%" style:font-name="Roboto Condensed" fo:font-size="96pt" style:font-size-asian="96pt" style:font-size-complex="96pt"/>
    </style:style>
    <style:style style:name="P3" style:family="paragraph">
      <loext:graphic-properties draw:fill-color="#000000"/>
      <style:paragraph-properties fo:text-align="center" style:writing-mode="lr-tb"/>
      <style:text-properties fo:color="#fffff0" loext:opacity="100%" style:font-name="Roboto Condensed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color="#fffff0" loext:opacity="100%" style:font-name="Roboto Condensed" fo:font-size="96pt" style:text-underline-style="none" style:font-size-asian="96pt" style:font-size-complex="96pt"/>
    </style:style>
    <style:style style:name="P5" style:family="paragraph">
      <loext:graphic-properties draw:fill-color="#000000"/>
      <style:paragraph-properties fo:text-align="center" style:writing-mode="lr-tb"/>
      <style:text-properties fo:color="#fffff0" loext:opacity="100%" style:font-name="Roboto Condensed" fo:font-size="96pt" style:text-underline-style="none" style:font-size-asian="96pt" style:font-size-complex="96pt"/>
    </style:style>
    <style:style style:name="T1" style:family="text">
      <style:text-properties fo:color="#fffff0" loext:opacity="100%" style:font-name="Roboto Condensed" fo:font-size="96pt" style:text-underline-style="none" style:font-size-asian="96pt" style:font-size-complex="9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18.419cm" fo:min-width="17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20.616cm" svg:y="-1cm" svg:width="17.353cm" svg:height="26.869cm" draw:z-index="0"><draw:image xlink:href="Pictures/100000010000016B000002329F0C3FA775BE278E.png" xlink:type="simple" xlink:show="embed" xlink:actuate="onLoad" draw:mime-type="image/png"/></draw:frame><draw:custom-shape text:anchor-type="paragraph" draw:z-index="2" draw:name="Forme1" draw:style-name="gr1" draw:text-style-name="P5" svg:width="19.823cm" svg:height="20.353cm" svg:x="-0.376cm" svg:y="1.61cm"><text:p text:style-name="P4"><text:span text:style-name="T1">LECTURE</text:span><text:span text:style-name="T1"><text:line-break/></text:span><text:span text:style-name="T1">H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frame draw:style-name="fr1" draw:name="Image2" text:anchor-type="paragraph" svg:x="0cm" svg:y="-1cm" svg:width="17.353cm" svg:height="26.869cm" draw:z-index="1"><draw:image xlink:href="Pictures/100000010000016B000002329F0C3FA775BE278E.png" xlink:type="simple" xlink:show="embed" xlink:actuate="onLoad" draw:mime-type="image/png"/></draw:frame><draw:custom-shape text:anchor-type="paragraph" draw:z-index="3" draw:name="Forme1" draw:style-name="gr1" draw:text-style-name="P3" svg:width="19.823cm" svg:height="20.353cm" svg:x="18.627cm" svg:y="1.61cm"><text:p text:style-name="P2"><text:span text:style-name="T1">LECTURE</text:span><text:span text:style-name="T1"><text:line-break/></text:span><text:span text:style-name="T1">H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 Condensed" svg:font-family="'Roboto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8-07-02T10:32:06.887452487</meta:creation-date>
    <dc:date>2022-06-22T16:18:02.714507819</dc:date>
    <meta:editing-duration>PT45M</meta:editing-duration>
    <meta:editing-cycles>7</meta:editing-cycles>
    <meta:generator>LibreOffice/7.3.3.2$Linux_X86_64 LibreOffice_project/3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